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3.096cm" fo:break-before="auto" style:use-optimal-row-height="false"/>
    </style:style>
    <style:style style:name="ro5" style:family="table-row">
      <style:table-row-properties style:row-height="2.91cm" fo:break-before="auto" style:use-optimal-row-height="false"/>
    </style:style>
    <style:style style:name="ro6" style:family="table-row">
      <style:table-row-properties style:row-height="2.09cm" fo:break-before="auto" style:use-optimal-row-height="false"/>
    </style:style>
    <style:style style:name="ro7" style:family="table-row">
      <style:table-row-properties style:row-height="1.905cm" fo:break-before="auto" style:use-optimal-row-height="false"/>
    </style:style>
    <style:style style:name="ro8" style:family="table-row">
      <style:table-row-properties style:row-height="1.455cm" fo:break-before="auto" style:use-optimal-row-height="false"/>
    </style:style>
    <style:style style:name="ro9" style:family="table-row">
      <style:table-row-properties style:row-height="3.228cm" fo:break-before="auto" style:use-optimal-row-height="false"/>
    </style:style>
    <style:style style:name="ro10" style:family="table-row">
      <style:table-row-properties style:row-height="1.191cm" fo:break-before="auto" style:use-optimal-row-height="false"/>
    </style:style>
    <style:style style:name="ro11" style:family="table-row">
      <style:table-row-properties style:row-height="2.884cm" fo:break-before="auto" style:use-optimal-row-height="false"/>
    </style:style>
    <style:style style:name="ro12" style:family="table-row">
      <style:table-row-properties style:row-height="2.434cm" fo:break-before="auto" style:use-optimal-row-height="false"/>
    </style:style>
    <style:style style:name="ro13" style:family="table-row">
      <style:table-row-properties style:row-height="2.831cm" fo:break-before="auto" style:use-optimal-row-height="false"/>
    </style:style>
    <style:style style:name="ro14" style:family="table-row">
      <style:table-row-properties style:row-height="2.143cm" fo:break-before="auto" style:use-optimal-row-height="false"/>
    </style:style>
    <style:style style:name="ro15" style:family="table-row">
      <style:table-row-properties style:row-height="3.016cm" fo:break-before="auto" style:use-optimal-row-height="false"/>
    </style:style>
    <style:style style:name="ro16" style:family="table-row">
      <style:table-row-properties style:row-height="1.879cm" fo:break-before="auto" style:use-optimal-row-height="false"/>
    </style:style>
    <style:style style:name="ro17" style:family="table-row">
      <style:table-row-properties style:row-height="1.655cm" fo:break-before="auto" style:use-optimal-row-height="false"/>
    </style:style>
    <style:style style:name="ro18" style:family="table-row">
      <style:table-row-properties style:row-height="1.416cm" fo:break-before="auto" style:use-optimal-row-height="false"/>
    </style:style>
    <style:style style:name="ro19" style:family="table-row">
      <style:table-row-properties style:row-height="1.746cm" fo:break-before="auto" style:use-optimal-row-height="false"/>
    </style:style>
    <style:style style:name="ro20" style:family="table-row">
      <style:table-row-properties style:row-height="1.667cm" fo:break-before="auto" style:use-optimal-row-height="false"/>
    </style:style>
    <style:style style:name="ro21" style:family="table-row">
      <style:table-row-properties style:row-height="2.117cm" fo:break-before="auto" style:use-optimal-row-height="false"/>
    </style:style>
    <style:style style:name="ro22" style:family="table-row">
      <style:table-row-properties style:row-height="3.36cm" fo:break-before="auto" style:use-optimal-row-height="false"/>
    </style:style>
    <style:style style:name="ro23" style:family="table-row">
      <style:table-row-properties style:row-height="1.693cm" fo:break-before="auto" style:use-optimal-row-height="false"/>
    </style:style>
    <style:style style:name="ro24" style:family="table-row">
      <style:table-row-properties style:row-height="2.937cm" fo:break-before="auto" style:use-optimal-row-height="false"/>
    </style:style>
    <style:style style:name="ro25" style:family="table-row">
      <style:table-row-properties style:row-height="3.704cm" fo:break-before="auto" style:use-optimal-row-height="false"/>
    </style:style>
    <style:style style:name="ro26" style:family="table-row">
      <style:table-row-properties style:row-height="2.328cm" fo:break-before="auto" style:use-optimal-row-height="false"/>
    </style:style>
    <style:style style:name="ro27" style:family="table-row">
      <style:table-row-properties style:row-height="2.858cm" fo:break-before="auto" style:use-optimal-row-height="false"/>
    </style:style>
    <style:style style:name="ro28" style:family="table-row">
      <style:table-row-properties style:row-height="3.12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sln0000_5f_gender">
      <style:table-properties table:display="true" style:writing-mode="lr-tb"/>
    </style:style>
    <style:style style:name="ta23" style:family="table" style:master-page-name="PageStyle_5f_t_5f_sysdict_5f_sln0000_5f_org_5f_type">
      <style:table-properties table:display="true" style:writing-mode="lr-tb"/>
    </style:style>
    <style:style style:name="ta24" style:family="table" style:master-page-name="PageStyle_5f_t_5f_sysdict_5f_record_5f_statu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- V20211231</text:span></text:p>
          </table:table-cell>
          <table:covered-table-cell table:number-columns-repeated="2" table:style-name="ce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#t_form_md.A1" xlink:type="simple">t_form_md</text:a></text:p>
          </table:table-cell>
          <table:table-cell table:style-name="ce7" office:value-type="string" calcext:value-type="string">
            <text:p>表单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<text:a xlink:href="#t_sysdict_gender.A1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<text:a xlink:href="#t_sysdict_org_type.A1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><text:span text:style-name="T4"/></text:p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其他码表</text:span></text:p>
            <text:p><text:span text:style-name="T8">4:</text:span><text:span text:style-name="T6">引用自身（主要用于层级数据）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><text:span text:style-name="T4"/></text:p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><text:span text:style-name="T8"/></text:p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1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8">0</text:span><text:span text:style-name="T6">：不构成层级结构；</text:span></text:p>
            <text:p><text:span text:style-name="T8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3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><text:span text:style-name="T4"/></text:p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，和</text:span><text:span text:style-name="T5">t_form_md</text:span><text:span text:style-name="T6">配套使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5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><text:span text:style-name="T8"/></text:p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6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码表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><text:span text:style-name="T4"/></text:p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><text:span text:style-name="T8"/></text:p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6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码表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><text:span text:style-name="T4"/></text:p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><text:span text:style-name="T8"/></text:p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0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9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0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8">2</text:span><text:span text:style-name="T6">：左右布局，用于主表</text:span><text:span text:style-name="T5">-</text:span><text:span text:style-name="T6">明细表</text:span></text:p>
            <text:p><text:span text:style-name="T8">3</text:span><text:span text:style-name="T6">：上下布局</text:span></text:p>
            <text:p><text:span text:style-name="T4"/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8">2</text:span><text:span text:style-name="T6">：表单</text:span></text:p>
            <text:p><text:span text:style-name="T4"/></text:p>
            <text:p><text:span text:style-name="T4">默认值：码表</text:span></text:p>
            <text:p><text:span text:style-name="T4">2：表单</text:span></text:p>
            <text:p><text:span text:style-name="T4"/></text:p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><text:span text:style-name="T4"/></text:p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3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8">2</text:span><text:span text:style-name="T6">：</text:span><text:span text:style-name="T5">SQL</text:span><text:span text:style-name="T6">短语</text:span></text:p>
            <text:p><text:span text:style-name="T8">3</text:span><text:span text:style-name="T6">：后台</text:span><text:span text:style-name="T5">PHP</text:span><text:span text:style-name="T6">附加处理</text:span></text:p>
            <text:p><text:span text:style-name="T4"/></text:p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8">2</text:span><text:span text:style-name="T6">：带千分符的金额</text:span></text:p>
            <text:p><text:span text:style-name="T8">3</text:span><text:span text:style-name="T6">：日期</text:span></text:p>
            <text:p><text:span text:style-name="T8">4</text:span><text:span text:style-name="T6">：日期时间</text:span></text:p>
            <text:p><text:span text:style-name="T4"/></text:p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8">2</text:span><text:span text:style-name="T6">：关联参数</text:span><text:span text:style-name="T5"> - </text:span><text:span text:style-name="T6">用于主从视图直接传递参数</text:span></text:p>
            <text:p><text:span text:style-name="T8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9">当qc</text:span><text:span text:style-name="T10">_type == 1</text:span><text:span text:style-name="T11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8">2</text:span><text:span text:style-name="T6">：</text:span><text:span text:style-name="T5"> or</text:span></text:p>
            <text:p><text:span text:style-name="T8"/></text:p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><text:span text:style-name="T4"/></text:p>
            <text:p><text:span text:style-name="T8">op_group</text:span><text:span text:style-name="T6">的为同一个值的查询条件，是同一组的查询条件。</text:span></text:p>
            <text:p><text:span text:style-name="T4"/></text:p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number:min-decimal-places="2" number:min-integer-digits="1" number:grouping="true"/>
    </number:number-style>
    <number:number-style style:name="N118">
      <number:text>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year number:style="long"/>
      <number:text>-</number:text>
      <number:month/>
      <number:text>-</number:text>
      <number:day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29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-</number:text>
      <number:day/>
      <number:text>-</number:text>
      <number:year/>
    </number:date-style>
    <number:time-style style:name="N134"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￥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dc:creator>李静波</dc:creator>
    <meta:print-date>2013-11-11T01:55:14</meta:print-date>
    <meta:creation-date>2013-11-11T01:13:07</meta:creation-date>
    <dc:date>2021-12-31T06:37:12</dc:date>
    <meta:generator>LibreOffice/7.2.4.1$Windows_X86_64 LibreOffice_project/27d75539669ac387bb498e35313b970b7fe9c4f9</meta:generator>
    <meta:document-statistic meta:table-count="24" meta:cell-count="1546" meta:object-count="0"/>
    <meta:user-defined meta:name="AppVersion">12.0000</meta:user-defined>
    <meta:user-defined meta:name="Company">Microsoft</meta:user-defined>
  </office:meta>
</office:document-meta>
</file>